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64AE4B4FEBEAC082FA.png" manifest:media-type="image/png"/>
  <manifest:file-entry manifest:full-path="Pictures/10000201000000A3000001651B6123C47B6F5EEC.png" manifest:media-type="image/png"/>
  <manifest:file-entry manifest:full-path="Pictures/100002010000006B0000006B3BD12B3A70F3B502.png" manifest:media-type="image/png"/>
  <manifest:file-entry manifest:full-path="Pictures/10000201000001B90000012188366E87AE2EB6B7.png" manifest:media-type="image/png"/>
  <manifest:file-entry manifest:full-path="Pictures/10001A9B00000B0F00000B0F91C7605868693A9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8e9f0" draw:textarea-horizontal-align="justify" draw:textarea-vertical-align="middle" draw:auto-grow-height="false" fo:min-height="7.35cm" fo:min-width="11.9cm"/>
    </style:style>
    <style:style style:name="gr2" style:family="graphic" style:parent-style-name="standard">
      <style:graphic-properties draw:stroke="none" draw:fill-color="#f5ffff" draw:textarea-horizontal-align="justify" draw:textarea-vertical-align="middle" draw:auto-grow-height="false" fo:min-height="7.35cm" fo:min-width="2.9cm"/>
    </style:style>
    <style:style style:name="gr3" style:family="graphic" style:parent-style-name="standard">
      <style:graphic-properties draw:stroke="none" draw:fill-color="#d8e9f0" draw:textarea-horizontal-align="justify" draw:textarea-vertical-align="middle" draw:auto-grow-height="false" fo:min-height="7.35cm" fo:min-width="2.9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 fo:padding-left="0cm" fo:padding-right="0cm"/>
    </style:style>
    <style:style style:name="gr8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41cm"/>
    </style:style>
    <style:style style:name="gr9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0.683cm"/>
    </style:style>
    <style:style style:name="gr11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409cm"/>
    </style:style>
    <style:style style:name="gr12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704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8e9f0"/>
      <style:paragraph-properties fo:text-align="center"/>
    </style:style>
    <style:style style:name="P2" style:family="paragraph">
      <loext:graphic-properties draw:fill-color="#f5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ce181e" style:text-outline="false" fo:font-size="14pt" fo:text-shadow="none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666666"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009acd"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cm" svg:height="7.6cm" svg:x="10.6cm" svg:y="8.0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7.6cm" svg:x="7.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7.6cm" svg:x="4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8cm" svg:y1="12.2cm" svg:x2="14.6cm" svg:y2="12.2cm">
          <text:p/>
        </draw:line>
        <draw:g>
          <draw:frame draw:style-name="gr5" draw:text-style-name="P3" draw:layer="layout" svg:width="2.919cm" svg:height="1.913cm" svg:x="4.241cm" svg:y="11.322cm">
            <draw:image xlink:href="Pictures/10000201000001B90000012188366E87AE2EB6B7.png" xlink:type="simple" xlink:show="embed" xlink:actuate="onLoad">
              <text:p/>
            </draw:image>
          </draw:frame>
          <draw:frame draw:style-name="gr6" draw:text-style-name="P4" draw:layer="layout" svg:width="1.768cm" svg:height="0.806cm" svg:x="4.816cm" svg:y="12.994cm">
            <draw:text-box>
              <text:p><text:span text:style-name="T1">Client</text:span></text:p>
            </draw:text-box>
          </draw:frame>
        </draw:g>
        <draw:frame draw:style-name="gr7" draw:text-style-name="P5" draw:layer="layout" svg:width="3.4cm" svg:height="0.806cm" svg:x="4cm" svg:y="8.006cm">
          <draw:text-box>
            <text:p><text:span text:style-name="T2">Clientseite</text:span></text:p>
          </draw:text-box>
        </draw:frame>
        <draw:frame draw:style-name="gr7" draw:text-style-name="P6" draw:layer="layout" svg:width="3.4cm" svg:height="0.806cm" svg:x="7.4cm" svg:y="8cm">
          <draw:text-box>
            <text:p><text:span text:style-name="T3">Internet</text:span></text:p>
          </draw:text-box>
        </draw:frame>
        <draw:frame draw:style-name="gr5" draw:text-style-name="P3" draw:layer="layout" svg:width="2.625cm" svg:height="2.625cm" svg:x="7.788cm" svg:y="10.9cm">
          <draw:image xlink:href="Pictures/10001A9B00000B0F00000B0F91C7605868693A92.svg" xlink:type="simple" xlink:show="embed" xlink:actuate="onLoad">
            <text:p/>
          </draw:image>
          <draw:image xlink:href="Pictures/100002010000006B0000006B3BD12B3A70F3B502.png" xlink:type="simple" xlink:show="embed" xlink:actuate="onLoad"/>
        </draw:frame>
        <draw:frame draw:style-name="gr7" draw:text-style-name="P5" draw:layer="layout" svg:width="12.2cm" svg:height="0.806cm" svg:x="10.8cm" svg:y="8cm">
          <draw:text-box>
            <text:p><text:span text:style-name="T2">Serverseite</text:span></text:p>
          </draw:text-box>
        </draw:frame>
        <draw:g>
          <draw:frame draw:style-name="gr8" draw:text-style-name="P4" draw:layer="layout" svg:width="1.963cm" svg:height="0.806cm" svg:x="18.809cm" svg:y="11.043cm">
            <draw:text-box>
              <text:p><text:span text:style-name="T1">Server</text:span></text:p>
            </draw:text-box>
          </draw:frame>
          <draw:frame draw:style-name="gr9" draw:text-style-name="P3" draw:layer="layout" svg:width="0.889cm" svg:height="2.197cm" svg:x="19.345cm" svg:y="8.898cm">
            <draw:image xlink:href="Pictures/10000201000000A3000001651B6123C47B6F5EEC.png" xlink:type="simple" xlink:show="embed" xlink:actuate="onLoad">
              <text:p/>
            </draw:image>
          </draw:frame>
        </draw:g>
        <draw:frame draw:style-name="gr10" draw:text-style-name="P4" draw:layer="layout" svg:width="1.772cm" svg:height="0.806cm" svg:x="14.511cm" svg:y="13.299cm">
          <draw:text-box>
            <text:p><text:span text:style-name="T1">Proxy</text:span></text:p>
          </draw:text-box>
        </draw:frame>
        <draw:frame draw:style-name="gr9" draw:text-style-name="P3" draw:layer="layout" svg:width="1.37cm" svg:height="3cm" svg:x="14.712cm" svg:y="10.37cm">
          <draw:image xlink:href="Pictures/10000201000000A3000001651B6123C47B6F5EEC.png" xlink:type="simple" xlink:show="embed" xlink:actuate="onLoad">
            <text:p/>
          </draw:image>
        </draw:frame>
        <draw:g>
          <draw:frame draw:style-name="gr11" draw:text-style-name="P4" draw:layer="layout" svg:width="1.963cm" svg:height="0.806cm" svg:x="18.8cm" svg:y="14.494cm">
            <draw:text-box>
              <text:p><text:span text:style-name="T1">Server</text:span></text:p>
            </draw:text-box>
          </draw:frame>
          <draw:frame draw:style-name="gr9" draw:text-style-name="P3" draw:layer="layout" svg:width="0.887cm" svg:height="2.197cm" svg:x="19.338cm" svg:y="12.349cm">
            <draw:image xlink:href="Pictures/10000201000000A3000001651B6123C47B6F5EEC.png" xlink:type="simple" xlink:show="embed" xlink:actuate="onLoad">
              <text:p/>
            </draw:image>
          </draw:frame>
        </draw:g>
        <draw:line draw:style-name="gr4" draw:text-style-name="P3" draw:layer="layout" svg:x1="16.2cm" svg:y1="11.898cm" svg:x2="19.2cm" svg:y2="10.2cm">
          <text:p/>
        </draw:line>
        <draw:line draw:style-name="gr4" draw:text-style-name="P3" draw:layer="layout" svg:x1="16.2cm" svg:y1="12.098cm" svg:x2="19.2cm" svg:y2="13.6cm">
          <text:p/>
        </draw:line>
        <draw:frame draw:style-name="gr12" draw:text-style-name="P7" draw:layer="layout" svg:width="2.204cm" svg:height="0.806cm" svg:x="11.196cm" svg:y="12.994cm">
          <draw:text-box>
            <text:p><text:span text:style-name="T4">Firewall</text:span></text:p>
          </draw:text-box>
        </draw:frame>
        <draw:frame draw:style-name="gr5" draw:text-style-name="P3" draw:layer="layout" svg:width="1.581cm" svg:height="1.877cm" svg:x="11.508cm" svg:y="11.189cm">
          <draw:image xlink:href="Pictures/100002010000012C00000164AE4B4FEBEAC082FA.png" xlink:type="simple" xlink:show="embed" xlink:actuate="onLoad">
            <text:p/>
          </draw:image>
        </draw:frame>
        <draw:frame draw:style-name="gr5" draw:text-style-name="P3" draw:layer="layout" svg:width="1.582cm" svg:height="1.878cm" svg:x="11.507cm" svg:y="11.188cm">
          <draw:image xlink:href="Pictures/100002010000012C00000164AE4B4FEBEAC082FA.png" xlink:type="simple" xlink:show="embed" xlink:actuate="onLoad">
            <text:p/>
          </draw:image>
        </draw:frame>
        <draw:g>
          <draw:frame draw:style-name="gr11" draw:text-style-name="P4" draw:layer="layout" svg:width="1.963cm" svg:height="0.806cm" svg:x="20.637cm" svg:y="12.794cm">
            <draw:text-box>
              <text:p><text:span text:style-name="T1">Server</text:span></text:p>
            </draw:text-box>
          </draw:frame>
          <draw:frame draw:style-name="gr9" draw:text-style-name="P3" draw:layer="layout" svg:width="0.887cm" svg:height="2.197cm" svg:x="21.175cm" svg:y="10.649cm">
            <draw:image xlink:href="Pictures/10000201000000A3000001651B6123C47B6F5EEC.png" xlink:type="simple" xlink:show="embed" xlink:actuate="onLoad">
              <text:p/>
            </draw:image>
          </draw:frame>
        </draw:g>
        <draw:line draw:style-name="gr4" draw:text-style-name="P3" draw:layer="layout" svg:x1="16.2cm" svg:y1="12cm" svg:x2="21cm" svg:y2="12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5T17:15:33.454548791</dc:date>
    <dc:creator>Dennis Schulmeister-Zimolong</dc:creator>
    <meta:editing-duration>PT1H10M47S</meta:editing-duration>
    <meta:editing-cycles>17</meta:editing-cycles>
    <meta:generator>LibreOffice/5.4.4.2$Linux_X86_64 LibreOffice_project/40m0$Build-2</meta:generator>
    <meta:document-statistic meta:object-count="51"/>
  </office:meta>
</office:document-meta>
</file>